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390000013892E2865AC897C7D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,Italic" svg:font-family="'Arial,Italic'" style:font-family-generic="swiss"/>
    <style:font-face style:name="Verdana" svg:font-family="Verdana" style:font-family-generic="swiss"/>
    <style:font-face style:name="Verdana,Bold" svg:font-family="'Verdana,Bold'" style:font-family-generic="swiss"/>
    <style:font-face style:name="Verdana,BoldItalic" svg:font-family="'Verdana,BoldItal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4653in" table:align="margins"/>
    </style:style>
    <style:style style:name="Tabella1.A" style:family="table-column">
      <style:table-column-properties style:column-width="7.4653in" style:rel-column-width="65535*"/>
    </style:style>
    <style:style style:name="Tabella1.1" style:family="table-row">
      <style:table-row-properties style:row-height="1.0944in"/>
    </style:style>
    <style:style style:name="Tabella1.A1" style:family="table-cell">
      <style:table-cell-properties fo:padding="0.0382in" fo:border="none"/>
    </style:style>
    <style:style style:name="Table1" style:family="table">
      <style:table-properties style:width="7.4688in" fo:margin-left="-0.009in" fo:margin-right="0.0056in" table:align="margins"/>
    </style:style>
    <style:style style:name="Table1.A" style:family="table-column">
      <style:table-column-properties style:column-width="0.8271in" style:rel-column-width="7257*"/>
    </style:style>
    <style:style style:name="Table1.B" style:family="table-column">
      <style:table-column-properties style:column-width="0.6181in" style:rel-column-width="5423*"/>
    </style:style>
    <style:style style:name="Table1.C" style:family="table-column">
      <style:table-column-properties style:column-width="5.0549in" style:rel-column-width="44354*"/>
    </style:style>
    <style:style style:name="Table1.D" style:family="table-column">
      <style:table-column-properties style:column-width="0.1771in" style:rel-column-width="1553*"/>
    </style:style>
    <style:style style:name="Table1.E" style:family="table-column">
      <style:table-column-properties style:column-width="0.7917in" style:rel-column-width="6948*"/>
    </style:style>
    <style:style style:name="Table1.A1" style:family="table-cell">
      <style:table-cell-properties fo:padding="0.0382in" fo:border="none"/>
    </style:style>
    <style:style style:name="Table1.A3" style:family="table-cell">
      <style:table-cell-properties fo:background-color="#ffff66" fo:padding="0.0382in" fo:border="none">
        <style:background-image/>
      </style:table-cell-properties>
    </style:style>
    <style:style style:name="Table1.A5" style:family="table-cell">
      <style:table-cell-properties fo:padding="0.0382in" fo:border-left="none" fo:border-right="none" fo:border-top="0.05pt solid #000000" fo:border-bottom="0.05pt solid #000000"/>
    </style:style>
    <style:style style:name="Table1.B5" style:family="table-cell">
      <style:table-cell-properties fo:padding="0.0382in" fo:border-left="none" fo:border-right="none" fo:border-top="0.05pt solid #000000" fo:border-bottom="0.05pt solid #000000"/>
    </style:style>
    <style:style style:name="Table1.D5" style:family="table-cell">
      <style:table-cell-properties fo:padding="0.0382in" fo:border-left="none" fo:border-right="none" fo:border-top="0.05pt solid #000000" fo:border-bottom="0.05pt solid #000000"/>
    </style:style>
    <style:style style:name="Table1.E5" style:family="table-cell">
      <style:table-cell-properties fo:padding="0.0382in" fo:border-left="none" fo:border-right="none" fo:border-top="0.05pt solid #000000" fo:border-bottom="0.05pt solid #000000"/>
    </style:style>
    <style:style style:name="P1" style:family="paragraph" style:parent-style-name="Table_20_Contents">
      <style:paragraph-properties fo:margin-left="2.9543in" fo:margin-right="0in" fo:text-align="center" style:justify-single-word="false" fo:text-indent="0in" style:auto-text-indent="false"/>
      <style:text-properties fo:color="#000000"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,Italic" fo:font-size="6pt" fo:font-style="italic" style:font-name-asian="Arial,Italic" style:font-size-asian="6pt" style:font-style-asian="italic" style:font-name-complex="Arial,Italic" style:font-size-complex="6pt" style:font-style-complex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80" style:font-name="Arial,Italic" fo:font-size="7pt" fo:font-style="normal" style:font-name-asian="Arial,Italic" style:font-size-asian="7pt" style:font-style-asian="normal" style:font-name-complex="Arial,Italic" style:font-size-complex="7pt" style:font-style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80" style:font-name="Arial,Italic" fo:font-size="7pt" style:font-name-asian="Arial,Italic" style:font-size-asian="7pt" style:font-name-complex="Arial,Italic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fo:font-weight="bold" fo:background-color="transparent" style:font-name-asian="Verdana,Bold" style:font-size-asian="8pt" style:font-weight-asian="bold" style:font-name-complex="Verdana,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name-asian="Verdana,Bold" style:font-size-asian="8pt" style:font-weight-asian="bold" style:font-name-complex="Verdana,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fo:background-color="#cccccc" style:font-name-asian="Verdana,Bold" style:font-size-asian="8pt" style:font-name-complex="Verdana,Bold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fo:background-color="#cccccc" style:font-name-asian="Verdana,Bold" style:font-size-asian="8pt" style:font-name-complex="Verdana,Bold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style:font-name-asian="Verdana,Bold" style:font-size-asian="8pt" style:font-name-complex="Verdana,Bold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style:font-name-asian="Verdana,Bold" style:font-size-asian="8pt" style:font-name-complex="Verdana,Bold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fo:font-style="italic" fo:font-weight="normal" style:font-name-asian="Verdana,Bold" style:font-size-asian="8pt" style:font-style-asian="italic" style:font-weight-asian="normal" style:font-name-complex="Verdana,Bold" style:font-size-complex="8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style="italic" fo:font-weight="normal" style:font-name-asian="Verdana,Bold" style:font-size-asian="8pt" style:font-style-asian="italic" style:font-weight-asian="normal" style:font-name-complex="Verdana,Bold" style:font-size-complex="8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>
        <style:tab-stops/>
      </style:paragraph-properties>
      <style:text-properties style:font-name="Verdana,Bold" fo:font-size="8pt" style:font-name-asian="Verdana,Bold" style:font-size-asian="8pt" style:font-name-complex="Verdana,Bold" style:font-size-complex="8pt"/>
    </style:style>
    <style:style style:name="P16" style:family="paragraph" style:parent-style-name="terp_5f_default_5f_8">
      <style:paragraph-properties fo:text-align="start" style:justify-single-word="false"/>
      <style:text-properties style:font-name="Arial" fo:font-size="8pt" fo:font-weight="bold" style:font-name-asian="AR PL ShanHeiSun Uni" style:font-size-asian="8pt" style:font-weight-asian="bold" style:font-name-complex="Tahoma" style:font-size-complex="8pt" style:font-weight-complex="bold"/>
    </style:style>
    <style:style style:name="P17" style:family="paragraph" style:parent-style-name="terp_5f_default_5f_8">
      <style:paragraph-properties fo:text-align="center" style:justify-single-word="false"/>
      <style:text-properties style:font-name="Arial" fo:font-size="8pt" fo:font-weight="bold" fo:background-color="transparent" style:font-name-asian="Verdana,Bold" style:font-size-asian="8pt" style:font-weight-asian="bold" style:font-name-complex="Verdana,Bold" style:font-size-complex="8pt" style:font-weight-complex="bold"/>
    </style:style>
    <style:style style:name="P18" style:family="paragraph" style:parent-style-name="terp_5f_default_5f_8">
      <style:paragraph-properties fo:text-align="start" style:justify-single-word="false"/>
      <style:text-properties style:font-name="Arial" fo:font-size="8pt" fo:font-weight="bold" fo:background-color="transparent" style:font-name-asian="Verdana,Bold" style:font-size-asian="8pt" style:font-weight-asian="bold" style:font-name-complex="Verdana,Bold" style:font-size-complex="8pt" style:font-weight-complex="bold"/>
    </style:style>
    <style:style style:name="P19" style:family="paragraph" style:parent-style-name="terp_5f_default_5f_8">
      <style:paragraph-properties fo:text-align="start" style:justify-single-word="false"/>
      <style:text-properties style:font-name="Arial" fo:font-size="8pt" fo:font-weight="bold" fo:background-color="#cccccc" style:font-name-asian="Verdana,Bold" style:font-size-asian="8pt" style:font-weight-asian="bold" style:font-name-complex="Verdana,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Verdana,BoldItalic" style:font-name-asian="Verdana,BoldItalic" style:font-name-complex="Verdana,BoldItalic"/>
    </style:style>
    <style:style style:name="T5" style:family="text">
      <style:text-properties style:font-name="Verdana,BoldItalic" fo:font-weight="bold" style:font-name-asian="Verdana,BoldItalic" style:font-weight-asian="bold" style:font-name-complex="Verdana,BoldItalic" style:font-weight-complex="bold"/>
    </style:style>
    <style:style style:name="T6" style:family="text">
      <style:text-properties fo:font-style="italic" fo:font-weight="normal" style:font-name-asian="Verdana,Bold" style:font-style-asian="italic" style:font-weight-asian="normal" style:font-name-complex="Verdana,Bold" style:font-style-complex="italic" style:font-weight-complex="normal"/>
    </style:style>
    <style:style style:name="T7" style:family="text">
      <style:text-properties fo:color="#000000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21" svg:width="7.426in" svg:height="0.2551in" svg:x="0.4228in" svg:y="2.0016in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6"><text:span text:style-name="T7"><text:placeholder text:placeholder-type="text">&lt;setLang("it_IT")&gt;</text:placeholder></text:span><text:placeholder text:placeholder-type="text">&lt;o.name or ''&gt;</text:placeholder></text:p>
            <text:p text:style-name="P5"/>
            <text:p text:style-name="P15"><text:span text:style-name="T1"><text:s/>Inizio validità: <text:s text:c="3"/></text:span><text:span text:style-name="T3"><text:placeholder text:placeholder-type="text">&lt;o.date_start or ''&gt;</text:placeholder></text:span><text:span text:style-name="T2"> </text:span><text:span text:style-name="T1"><text:s text:c="14"/>Fine validità: <text:s text:c="3"/></text:span><text:span text:style-name="T3"><text:placeholder text:placeholder-type="text">&lt;o.date_end or ''&gt;</text:placeholder></text:span><text:span text:style-name="T3"> </text:span><text:span text:style-name="T4"><text:s text:c="22"/></text:span><text:span text:style-name="T5">Il presente listino è I.V.A. esclusa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Codice</text:p>
          </table:table-cell>
          <table:table-cell table:style-name="Table1.A1" table:number-columns-spanned="2" office:value-type="string">
            <text:p text:style-name="P7">Descrizione</text:p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Prezzo</text:p>
          </table:table-cell>
        </table:table-row>
        <table:table-row>
          <table:table-cell table:style-name="Table1.A1" office:value-type="string">
            <text:p text:style-name="P19"><text:placeholder text:placeholder-type="text">&lt;for each="category in getCategories(o)"&gt;</text:placeholder></text:p>
          </table:table-cell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3" table:number-columns-spanned="2" office:value-type="string">
            <text:p text:style-name="P18"/>
          </table:table-cell>
          <table:covered-table-cell/>
          <table:table-cell table:style-name="Table1.A3" table:number-columns-spanned="3" office:value-type="string">
            <text:p text:style-name="P18"><text:placeholder text:placeholder-type="text">&lt;category.name or ''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6"><text:placeholder text:placeholder-type="text">&lt;for each="product in getProducts(o,category.id)"&gt;</text:placeholder></text:p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5" office:value-type="string">
            <text:p text:style-name="P13"><text:placeholder text:placeholder-type="text">&lt;product.default_code or ''&gt;</text:placeholder></text:p>
          </table:table-cell>
          <table:table-cell table:style-name="Table1.B5" table:number-columns-spanned="2" office:value-type="string">
            <text:p text:style-name="P14"><text:placeholder text:placeholder-type="text">&lt;product.name or ''&gt;</text:placeholder></text:p>
          </table:table-cell>
          <table:covered-table-cell/>
          <table:table-cell table:style-name="Table1.D5" office:value-type="string">
            <text:p text:style-name="P13">€</text:p>
          </table:table-cell>
          <table:table-cell table:style-name="Table1.E5" office:value-type="string">
            <text:p text:style-name="P20"><text:span text:style-name="T6"><text:s/></text:span><text:span text:style-name="T6"><text:placeholder text:placeholder-type="text">&lt;formatLang(product.lst_price)&gt;</text:placeholder></text:span></text:p>
          </table:table-cell>
        </table:table-row>
        <table:table-row>
          <table:table-cell table:style-name="Table1.A1" office:value-type="string">
            <text:p text:style-name="P16"><text:placeholder text:placeholder-type="text">&lt;/for&gt;</text:placeholder></text:p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6"><text:placeholder text:placeholder-type="text">&lt;/for&gt;</text:placeholder></text:p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,Italic" svg:font-family="'Arial,Italic'" style:font-family-generic="swiss"/>
    <style:font-face style:name="Verdana" svg:font-family="Verdana" style:font-family-generic="swiss"/>
    <style:font-face style:name="Verdana,Bold" svg:font-family="'Verdana,Bold'" style:font-family-generic="swiss"/>
    <style:font-face style:name="Verdana,BoldItalic" svg:font-family="'Verdana,BoldItal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margin-left="2.9543in" fo:margin-right="0in" fo:text-align="center" style:justify-single-word="false" fo:text-indent="0in" style:auto-text-indent="false"/>
      <style:text-properties fo:color="#000000"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style:font-name="Arial,Italic" fo:font-size="6pt" fo:font-style="italic" style:font-name-asian="Arial,Italic" style:font-size-asian="6pt" style:font-style-asian="italic" style:font-name-complex="Arial,Italic" style:font-size-complex="6pt" style:font-style-complex="italic"/>
    </style:style>
    <style:style style:name="MP3" style:family="paragraph" style:parent-style-name="Standard">
      <style:paragraph-properties fo:text-align="center" style:justify-single-word="false" style:text-autospace="none"/>
      <style:text-properties fo:color="#000080" style:font-name="Arial,Italic" fo:font-size="7pt" fo:font-style="normal" style:font-name-asian="Arial,Italic" style:font-size-asian="7pt" style:font-style-asian="normal" style:font-name-complex="Arial,Italic" style:font-size-complex="7pt" style:font-style-complex="normal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80" style:font-name="Arial,Italic" fo:font-size="7pt" style:font-name-asian="Arial,Italic" style:font-size-asian="7pt" style:font-name-complex="Arial,Italic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898in" fo:margin-bottom="0.2835in" fo:margin-left="0.4047in" fo:margin-right="0.3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2728in" fo:margin-left="0in" fo:margin-right="0in" fo:margin-bottom="0.1965in"/>
      </style:header-style>
      <style:footer-style>
        <style:header-footer-properties svg:height="0.9791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0.0161in" svg:y="0.0165in" svg:width="2.6937in" svg:height="1.0189in" draw:z-index="1"><draw:image xlink:href="Pictures/10000201000003390000013892E2865AC897C7DC.png" xlink:type="simple" xlink:show="embed" xlink:actuate="onLoad"/></draw:frame></text:p>
      </style:header>
      <style:footer>
        <text:p text:style-name="MP2">Prezzi iva esclusa. I prezzi si intendono franco cantiere e validi solo per accessori richiesti specificatamente al momento dell’ordine ed installati dalla casa madre. I Cantieri Navali Casa S.r.l. si riservano il diritto di modificare i prezzi, dati e caratteristiche delle imbarcazioni senza darne preavviso. Il presente listino annulla tutti i precedenti. Tutti i dati riportati sul listino sono puramente indicativi e non costituiscono alcun impegno da parte dei Cantieri Navali Casa S.r.l.</text:p>
        <text:p text:style-name="Horizontal_20_Line"/>
        <text:p text:style-name="MP3">Via S. Agostino Loc. Casarevole 04024 GAETA (LT) - ITALY - Tel. +39 0771 744430 fax +39 0771 712237</text:p>
        <text:p text:style-name="MP4">CCIIAA LATINA 150502 - P.I. 02159640594</text:p>
        <text:p text:style-name="MP4">e-mail: info@cantiericasa.it www.cantiericasa.i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0-09-07T12:12:43</meta:creation-date>
    <meta:generator>LibreOffice/5.0.4.2$MacOSX_X86_64 LibreOffice_project/2b9802c1994aa0b7dc6079e128979269cf95bc78</meta:generator>
    <dc:date>2016-02-22T10:45:39.140833000</dc:date>
    <meta:editing-duration>PT14H37M46S</meta:editing-duration>
    <meta:editing-cycles>138</meta:editing-cycles>
    <meta:document-statistic meta:table-count="2" meta:image-count="1" meta:object-count="0" meta:page-count="1" meta:paragraph-count="18" meta:word-count="144" meta:character-count="1080" meta:non-whitespace-character-count="910"/>
  </office:meta>
</office:document-meta>
</file>